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9d187"/>
    </style:style>
    <style:style style:name="P2" style:family="paragraph" style:parent-style-name="Standard">
      <style:text-properties fo:language="fr" fo:country="FR" officeooo:rsid="0019d187" officeooo:paragraph-rsid="0019d187"/>
    </style:style>
    <style:style style:name="P3" style:family="paragraph" style:parent-style-name="Standard" style:list-style-name="L1">
      <style:text-properties fo:language="fr" fo:country="FR" officeooo:rsid="0019d187" officeooo:paragraph-rsid="0019d187"/>
    </style:style>
    <style:style style:name="P4" style:family="paragraph" style:parent-style-name="Standard" style:list-style-name="L2">
      <style:text-properties fo:language="fr" fo:country="FR" officeooo:rsid="0019d187" officeooo:paragraph-rsid="0019d187"/>
    </style:style>
    <style:style style:name="P5" style:family="paragraph" style:parent-style-name="Standard">
      <style:text-properties style:font-name="Liberation Serif" fo:language="fr" fo:country="FR" officeooo:rsid="0019d187" officeooo:paragraph-rsid="0019d187"/>
    </style:style>
    <style:style style:name="P6" style:family="paragraph" style:parent-style-name="Standard" style:list-style-name="L2">
      <style:text-properties style:font-name="Liberation Serif" fo:language="fr" fo:country="FR" officeooo:rsid="0019d187" officeooo:paragraph-rsid="0019d187"/>
    </style:style>
    <style:style style:name="P7" style:family="paragraph" style:parent-style-name="Standard">
      <style:text-properties style:font-name="Liberation Serif" fo:language="fr" fo:country="FR" fo:font-weight="bold" officeooo:rsid="0019d187" officeooo:paragraph-rsid="0019d187" style:font-weight-asian="bold" style:font-weight-complex="bold"/>
    </style:style>
    <style:style style:name="P8" style:family="paragraph" style:parent-style-name="Standard">
      <style:text-properties officeooo:rsid="001b4374" officeooo:paragraph-rsid="001b4374"/>
    </style:style>
    <style:style style:name="P9" style:family="paragraph" style:parent-style-name="Standard" style:list-style-name="L3">
      <style:text-properties officeooo:rsid="001b4374" officeooo:paragraph-rsid="001b4374"/>
    </style:style>
    <style:style style:name="P10" style:family="paragraph" style:parent-style-name="Standard">
      <style:text-properties fo:font-weight="bold" officeooo:rsid="001b4374" officeooo:paragraph-rsid="001b4374" style:font-weight-asian="bold" style:font-weight-complex="bold"/>
    </style:style>
    <style:style style:name="P11" style:family="paragraph" style:parent-style-name="Standard" style:list-style-name="L1" style:master-page-name="">
      <style:paragraph-properties fo:margin-left="0cm" fo:margin-right="0cm" fo:text-indent="0cm" style:auto-text-indent="false" style:page-number="auto"/>
      <style:text-properties style:font-name="Liberation Serif" fo:language="fr" fo:country="FR" fo:font-weight="bold" officeooo:rsid="0019d187" officeooo:paragraph-rsid="0019d187" style:font-weight-asian="bold" style:font-weight-complex="bold"/>
    </style:style>
    <style:style style:name="P12" style:family="paragraph" style:parent-style-name="Standard">
      <style:paragraph-properties fo:margin-left="0cm" fo:margin-right="0cm" fo:text-indent="0cm" style:auto-text-indent="false"/>
      <style:text-properties fo:language="fr" fo:country="FR" officeooo:rsid="0019d187" officeooo:paragraph-rsid="0019d187"/>
    </style:style>
    <style:style style:name="P13" style:family="paragraph" style:parent-style-name="Standard" style:list-style-name="L1">
      <style:paragraph-properties fo:margin-left="0cm" fo:margin-right="0cm" fo:text-indent="0cm" style:auto-text-indent="false"/>
      <style:text-properties style:font-name="Liberation Serif" fo:language="fr" fo:country="FR" fo:font-weight="bold" officeooo:rsid="0019d187" officeooo:paragraph-rsid="0019d187"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 fo:font-weight="bold" style:font-weight-asian="bold" style:font-weight-complex="bold"/>
    </style:style>
    <style:style style:name="T4" style:family="text">
      <style:text-properties style:font-name="Liberation Serif" fo:font-weight="normal" style:font-weight-asian="normal" style:font-weight-complex="normal"/>
    </style:style>
    <style:style style:name="T5" style:family="text">
      <style:text-properties style:font-name="Liberation Serif" fo:language="fr" fo:country="FR" officeooo:rsid="0019d187"/>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tilisation des tuiles vectorielles dans un rendu web passent absolument par des librairies permettant d'afficher la couche. </text:p>
      <text:p text:style-name="P5"/>
      <text:p text:style-name="P7">Mapbox GL JS (<text:a xlink:type="simple" xlink:href="https://www.mapbox.com/mapbox-gl-js/api/" text:style-name="Internet_20_link" text:visited-style-name="Visited_20_Internet_20_Link">https://www.mapbox.com/mapbox-gl-js/api/</text:a> )</text:p>
      <text:p text:style-name="P5">Mapbox GL JS est une bibliothèque JavaScript utilisant la librairies WebGL. Elle permet d'avoir un rendu interactive à partir de :</text:p>
      <text:list xml:id="list435524325638361131" text:style-name="L1">
        <text:list-item>
          <text:p text:style-name="P3"><text:span text:style-name="T2">tuile de vectorielle ( points, lignes et polygones ) avec une spécification Mapbox indiquée dans le dépôt Github ( </text:span><text:a xlink:type="simple" xlink:href="https://github.com/mapbox/vector-tile-spec" text:style-name="Internet_20_link" text:visited-style-name="Visited_20_Internet_20_Link"><text:span text:style-name="T3">https://github.com/mapbox/vector-tile-spec</text:span></text:a><text:span text:style-name="T3"> )</text:span></text:p>
        </text:list-item>
        <text:list-item>
          <text:p text:style-name="P3"><text:span text:style-name="T4">Mapbox Style spécification : format spécial de JSON avec un ordre d'affichage ( </text:span><text:a xlink:type="simple" xlink:href="https://www.mapbox.com/mapbox-gl-style-spec/#root-zoom" text:style-name="Internet_20_link" text:visited-style-name="Visited_20_Internet_20_Link"><text:span text:style-name="T4">https://www.mapbox.com/mapbox-gl-style-spec/#root-zoom</text:span></text:a><text:span text:style-name="T4"> )</text:span></text:p>
        </text:list-item>
      </text:list>
      <text:p text:style-name="P2"><text:span text:style-name="T4">La visualisation des tuiles 3D peuvent se faire avec l'option « fill-extrusion ».</text:span></text:p>
      <text:p text:style-name="P2"><text:span text:style-name="T4">( Example de code pour la 3D </text:span><text:a xlink:type="simple" xlink:href="https://www.mapbox.com/mapbox-gl-js/example/3d-buildings/" text:style-name="Internet_20_link" text:visited-style-name="Visited_20_Internet_20_Link"><text:span text:style-name="T3">https://www.mapbox.com/mapbox-gl-js/example/3d-buildings/</text:span></text:a><text:span text:style-name="T3"> )</text:span></text:p>
      <text:list xml:id="list144202454780077" text:continue-numbering="true" text:style-name="L1">
        <text:list-header>
          <text:p text:style-name="P11"/>
          <text:p text:style-name="P13">LeafletJS ( <text:a xlink:type="simple" xlink:href="http://leafletjs.com/" text:style-name="Internet_20_link" text:visited-style-name="Visited_20_Internet_20_Link">http://leafletjs.com/</text:a> )</text:p>
        </text:list-header>
      </text:list>
      <text:p text:style-name="P12"><text:span text:style-name="T2">LeafletJS est une bibliothèque JavaScript pour l'affichage de carte sur un environnement Desktop ou Mobile. La librairie accepte les tuiles WTMS de l'IGN ( </text:span><text:a xlink:type="simple" xlink:href="https://github.com/mylen/leaflet.TileLayer.WMTS" text:style-name="Internet_20_link" text:visited-style-name="Visited_20_Internet_20_Link"><text:span text:style-name="T2">https://github.com/mylen/leaflet.TileLayer.WMTS</text:span></text:a><text:span text:style-name="T2"> ) ainsi que d'autre format comme :</text:span></text:p>
      <text:list xml:id="list4678746705409389532" text:style-name="L2">
        <text:list-item>
          <text:p text:style-name="P6">WFS-GeoJSON</text:p>
        </text:list-item>
        <text:list-item>
          <text:p text:style-name="P6">tuile avec une source WMS</text:p>
        </text:list-item>
        <text:list-item>
          <text:p text:style-name="P6">Better Portable Graphics</text:p>
        </text:list-item>
        <text:list-item>
          <text:p text:style-name="P6">GeoJson tuile</text:p>
        </text:list-item>
        <text:list-item>
          <text:p text:style-name="P6">TileJson avec une spécification Leaflet </text:p>
        </text:list-item>
        <text:list-item>
          <text:p text:style-name="P6">CartoBD</text:p>
        </text:list-item>
        <text:list-item>
          <text:p text:style-name="P6">2GIS tuile</text:p>
        </text:list-item>
        <text:list-item>
          <text:p text:style-name="P6">L.GeoJSON <text:s/>avec un encodage Google</text:p>
        </text:list-item>
        <text:list-item>
          <text:p text:style-name="P4"><text:span text:style-name="Source_20_Text"><text:span text:style-name="T2">mbtiles ( Sqlite bdd avec spécification Mapbox )</text:span></text:span></text:p>
        </text:list-item>
      </text:list>
      <text:p text:style-name="P1"><text:span text:style-name="Source_20_Text"><text:span text:style-name="T5">Pour la composante 3D la librairie propose une visualisation de bâtiments sous forme de géométrie OSM avec la fonction </text:span></text:span><text:a xlink:type="simple" xlink:href="http://osmbuildings.org/" text:style-name="Internet_20_link" text:visited-style-name="Visited_20_Internet_20_Link">OSM Buildings</text:a><text:span text:style-name="Source_20_Text"><text:span text:style-name="T5">.</text:span></text:span></text:p>
      <text:p text:style-name="P1"/>
      <text:p text:style-name="P10">Tangram ( <text:a xlink:type="simple" xlink:href="https://github.com/tangrams/tangram" text:style-name="Internet_20_link" text:visited-style-name="Visited_20_Internet_20_Link">https://github.com/tangrams/tangram</text:a> )</text:p>
      <text:p text:style-name="P8">Tangram est une librairie JavaScript pour des rendus cartographique en 2D et 3D avec la librairie WebGL. Conçue pour OpenStreetMap, mais elle intègre les données GeoJson, TopoJson et les données vecteur binaire.</text:p>
      <text:p text:style-name="P8">API JavaScript : <text:a xlink:type="simple" xlink:href="https://mapzen.com/documentation/tangram/Javascript-API/" text:style-name="Internet_20_link" text:visited-style-name="Visited_20_Internet_20_Link">https://mapzen.com/documentation/tangram/Javascript-API/</text:a> </text:p>
      <text:p text:style-name="P8"/>
      <text:p text:style-name="P8"><text:span text:style-name="T1">Cesium ( </text:span><text:a xlink:type="simple" xlink:href="https://github.com/AnalyticalGraphicsInc/cesium" text:style-name="Internet_20_link" text:visited-style-name="Visited_20_Internet_20_Link"><text:span text:style-name="T1">https://github.com/AnalyticalGraphicsInc/cesium</text:span></text:a><text:span text:style-name="T1"> )</text:span></text:p>
      <text:p text:style-name="P8">Cesium est une librairie Javascript pour la création 2D et 3D cartes . Elle utilise WebGL.</text:p>
      <text:p text:style-name="P8">Elle intègre les données suivantes :</text:p>
      <text:list xml:id="list1184522136825918996" text:style-name="L3">
        <text:list-item>
          <text:p text:style-name="P9">WMS</text:p>
        </text:list-item>
        <text:list-item>
          <text:p text:style-name="P9">Tile map service</text:p>
        </text:list-item>
        <text:list-item>
          <text:p text:style-name="P9">OpenGIS Web Map Tile Service </text:p>
        </text:list-item>
        <text:list-item>
          <text:p text:style-name="P9">OpenStreetMap</text:p>
        </text:list-item>
        <text:list-item>
          <text:p text:style-name="P9">Bings Map</text:p>
        </text:list-item>
        <text:list-item>
          <text:p text:style-name="P9">Esri ArcGIS Mapserver</text:p>
        </text:list-item>
        <text:list-item>
          <text:p text:style-name="P9">Google Earth entreprise</text:p>
        </text:list-item>
        <text:list-item>
          <text:p text:style-name="P9">MapBox</text:p>
        </text:list-item>
        <text:list-item>
          <text:p text:style-name="P9">Tuile à partir d'image</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razki Sibawaih</meta:initial-creator>
    <meta:creation-date>2016-11-25T10:42:32.734662044</meta:creation-date>
    <dc:date>2016-11-25T14:42:01.605761325</dc:date>
    <dc:creator>Er-razki Sibawaih</dc:creator>
    <meta:editing-duration>PT3H59M28S</meta:editing-duration>
    <meta:editing-cycles>2</meta:editing-cycles>
    <meta:generator>LibreOffice/4.3.3.2$Linux_X86_64 LibreOffice_project/430m0$Build-2</meta:generator>
    <meta:document-statistic meta:table-count="0" meta:image-count="0" meta:object-count="0" meta:page-count="1" meta:paragraph-count="35" meta:word-count="301" meta:character-count="2075" meta:non-whitespace-character-count="1825"/>
  </office:meta>
</office:document-meta>
</file>